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5" table:default-cell-style-name="ce2"/>
        <table:table-column table:style-name="co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SPLIT 2</text:p>
          </table:table-cell>
          <table:table-cell table:style-name="Default" table:number-columns-repeated="2"/>
          <table:table-cell table:number-columns-repeated="7"/>
          <table:table-cell office:value-type="string">
            <text:p>SPLIT 5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table:style-name="Default" office:value-type="string">
            <text:p>10 demos</text:p>
          </table:table-cell>
          <table:table-cell table:style-name="Default"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6"/>
          <table:table-cell table:style-name="Default" office:value-type="string">
            <text:p>5 demos</text:p>
          </table:table-cell>
          <table:table-cell table:style-name="Default" office:value-type="string">
            <text:p>10 demos</text:p>
          </table:table-cell>
          <table:table-cell table:style-name="Default" office:value-type="string">
            <text:p>15 demos</text:p>
          </table:table-cell>
          <table:table-cell table:style-name="Default" office:value-type="string">
            <text:p>30 demos</text:p>
          </table:table-cell>
          <table:table-cell table:style-name="Default" office:value-type="string">
            <text:p>50 demos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1" office:value-type="string">
            <text:p>.8066</text:p>
          </table:table-cell>
          <table:table-cell table:style-name="ce4" office:value-type="string">
            <text:p>.8233</text:p>
          </table:table-cell>
          <table:table-cell table:style-name="ce1" office:value-type="string">
            <text:p>.8156</text:p>
          </table:table-cell>
          <table:table-cell table:number-columns-repeated="2" office:value-type="string">
            <text:p>.8000</text:p>
          </table:table-cell>
          <table:table-cell office:value-type="string">
            <text:p>RANDOM</text:p>
          </table:table-cell>
          <table:table-cell table:number-columns-repeated="4"/>
          <table:table-cell office:value-type="string">
            <text:p>factual</text:p>
          </table:table-cell>
          <table:table-cell table:style-name="ce1" office:value-type="string">
            <text:p>.8102</text:p>
          </table:table-cell>
          <table:table-cell table:style-name="ce4" office:value-type="string">
            <text:p>.8118</text:p>
          </table:table-cell>
          <table:table-cell table:style-name="ce1" office:value-type="string">
            <text:p>.8073</text:p>
          </table:table-cell>
          <table:table-cell office:value-type="string">
            <text:p>.8102</text:p>
          </table:table-cell>
          <table:table-cell office:value-type="string">
            <text:p>.807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6110</text:p>
          </table:table-cell>
          <table:table-cell table:style-name="ce1" office:value-type="string">
            <text:p>.6592</text:p>
          </table:table-cell>
          <table:table-cell table:style-name="ce4" office:value-type="string">
            <text:p>.6603</text:p>
          </table:table-cell>
          <table:table-cell office:value-type="string">
            <text:p>.5906</text:p>
          </table:table-cell>
          <table:table-cell office:value-type="string">
            <text:p>.5581</text:p>
          </table:table-cell>
          <table:table-cell office:value-type="string">
            <text:p>RANDOM</text:p>
          </table:table-cell>
          <table:table-cell table:number-columns-repeated="4"/>
          <table:table-cell office:value-type="string">
            <text:p>legal</text:p>
          </table:table-cell>
          <table:table-cell office:value-type="string">
            <text:p>.6129</text:p>
          </table:table-cell>
          <table:table-cell office:value-type="string">
            <text:p>.6058</text:p>
          </table:table-cell>
          <table:table-cell table:style-name="ce4" office:value-type="string">
            <text:p>.6299</text:p>
          </table:table-cell>
          <table:table-cell table:style-name="ce1" office:value-type="string">
            <text:p>.6197</text:p>
          </table:table-cell>
          <table:table-cell office:value-type="string">
            <text:p>.575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7088</text:p>
          </table:table-cell>
          <table:table-cell table:style-name="ce1" office:value-type="string">
            <text:p>.7413</text:p>
          </table:table-cell>
          <table:table-cell table:style-name="ce4" office:value-type="string">
            <text:p>.7380</text:p>
          </table:table-cell>
          <table:table-cell office:value-type="string">
            <text:p>.6953</text:p>
          </table:table-cell>
          <table:table-cell office:value-type="string">
            <text:p>.6791</text:p>
          </table:table-cell>
          <table:table-cell office:value-type="string">
            <text:p>RANDOM</text:p>
          </table:table-cell>
          <table:table-cell table:number-columns-repeated="4"/>
          <table:table-cell office:value-type="string">
            <text:p>macro</text:p>
          </table:table-cell>
          <table:table-cell table:style-name="ce1" office:value-type="string">
            <text:p>.7115</text:p>
          </table:table-cell>
          <table:table-cell office:value-type="string">
            <text:p>.7088</text:p>
          </table:table-cell>
          <table:table-cell table:style-name="ce4" office:value-type="string">
            <text:p>.7186</text:p>
          </table:table-cell>
          <table:table-cell table:style-name="ce1" office:value-type="string">
            <text:p>.7149</text:p>
          </table:table-cell>
          <table:table-cell office:value-type="string">
            <text:p>.6913</text:p>
          </table:table-cell>
          <table:table-cell office:value-type="string">
            <text:p>RANDOM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2" office:value-type="string">
            <text:p>.8021</text:p>
          </table:table-cell>
          <table:table-cell office:value-type="string">
            <text:p>.7972</text:p>
          </table:table-cell>
          <table:table-cell office:value-type="string">
            <text:p>.8000</text:p>
          </table:table-cell>
          <table:table-cell table:style-name="ce1" office:value-type="string">
            <text:p>.8084</text:p>
          </table:table-cell>
          <table:table-cell table:style-name="ce4" office:value-type="string">
            <text:p>.8151</text:p>
          </table:table-cell>
          <table:table-cell office:value-type="string">
            <text:p>KNN</text:p>
          </table:table-cell>
          <table:table-cell table:number-columns-repeated="4"/>
          <table:table-cell office:value-type="string">
            <text:p>factual</text:p>
          </table:table-cell>
          <table:table-cell office:value-type="string">
            <text:p>.8066</text:p>
          </table:table-cell>
          <table:table-cell office:value-type="string">
            <text:p>.8085</text:p>
          </table:table-cell>
          <table:table-cell office:value-type="string">
            <text:p>.8059</text:p>
          </table:table-cell>
          <table:table-cell table:style-name="ce1" office:value-type="string">
            <text:p>.8136</text:p>
          </table:table-cell>
          <table:table-cell table:style-name="ce4" office:value-type="string">
            <text:p>.8195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3" office:value-type="string">
            <text:p>.5939</text:p>
          </table:table-cell>
          <table:table-cell office:value-type="string">
            <text:p>.5950</text:p>
          </table:table-cell>
          <table:table-cell office:value-type="string">
            <text:p>.5835</text:p>
          </table:table-cell>
          <table:table-cell table:style-name="ce2" office:value-type="string">
            <text:p>.5783</text:p>
          </table:table-cell>
          <table:table-cell table:style-name="ce2" office:value-type="string">
            <text:p>.5774</text:p>
          </table:table-cell>
          <table:table-cell office:value-type="string">
            <text:p>KNN</text:p>
          </table:table-cell>
          <table:table-cell table:number-columns-repeated="4"/>
          <table:table-cell office:value-type="string">
            <text:p>legal</text:p>
          </table:table-cell>
          <table:table-cell table:style-name="ce3" office:value-type="string">
            <text:p>.6120</text:p>
          </table:table-cell>
          <table:table-cell office:value-type="string">
            <text:p>.6086</text:p>
          </table:table-cell>
          <table:table-cell office:value-type="string">
            <text:p>.6058</text:p>
          </table:table-cell>
          <table:table-cell office:value-type="string">
            <text:p>.6039</text:p>
          </table:table-cell>
          <table:table-cell table:style-name="ce1" office:value-type="string">
            <text:p>.6007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3" office:value-type="string">
            <text:p>.6980</text:p>
          </table:table-cell>
          <table:table-cell office:value-type="string">
            <text:p>.6961</text:p>
          </table:table-cell>
          <table:table-cell office:value-type="string">
            <text:p>.6918</text:p>
          </table:table-cell>
          <table:table-cell table:style-name="ce2" office:value-type="string">
            <text:p>.6934</text:p>
          </table:table-cell>
          <table:table-cell table:style-name="ce2" office:value-type="string">
            <text:p>.6962</text:p>
          </table:table-cell>
          <table:table-cell office:value-type="string">
            <text:p>KNN</text:p>
          </table:table-cell>
          <table:table-cell table:number-columns-repeated="4"/>
          <table:table-cell office:value-type="string">
            <text:p>macro</text:p>
          </table:table-cell>
          <table:table-cell office:value-type="string">
            <text:p>.7093</text:p>
          </table:table-cell>
          <table:table-cell office:value-type="string">
            <text:p>.7085</text:p>
          </table:table-cell>
          <table:table-cell office:value-type="string">
            <text:p>.7059</text:p>
          </table:table-cell>
          <table:table-cell office:value-type="string">
            <text:p>.7088</text:p>
          </table:table-cell>
          <table:table-cell table:style-name="ce4" office:value-type="string">
            <text:p>.7101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2" office:value-type="string">
            <text:p>.8000</text:p>
          </table:table-cell>
          <table:table-cell office:value-type="string">
            <text:p>.7914</text:p>
          </table:table-cell>
          <table:table-cell office:value-type="string">
            <text:p>.8036</text:p>
          </table:table-cell>
          <table:table-cell table:style-name="ce2" office:value-type="string">
            <text:p>.8043</text:p>
          </table:table-cell>
          <table:table-cell table:style-name="ce3" office:value-type="string">
            <text:p>.8078</text:p>
          </table:table-cell>
          <table:table-cell office:value-type="string">
            <text:p>LOUVAIN</text:p>
          </table:table-cell>
          <table:table-cell table:number-columns-repeated="4"/>
          <table:table-cell office:value-type="string">
            <text:p>factual</text:p>
          </table:table-cell>
          <table:table-cell office:value-type="string">
            <text:p>.8037</text:p>
          </table:table-cell>
          <table:table-cell office:value-type="string">
            <text:p>.8022</text:p>
          </table:table-cell>
          <table:table-cell office:value-type="string">
            <text:p>.8033</text:p>
          </table:table-cell>
          <table:table-cell table:style-name="ce3" office:value-type="string">
            <text:p>.8073</text:p>
          </table:table-cell>
          <table:table-cell office:value-type="string">
            <text:p>.8054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3" office:value-type="string">
            <text:p>.5990</text:p>
          </table:table-cell>
          <table:table-cell office:value-type="string">
            <text:p>.5707</text:p>
          </table:table-cell>
          <table:table-cell office:value-type="string">
            <text:p>.5960</text:p>
          </table:table-cell>
          <table:table-cell table:style-name="ce1" office:value-type="string">
            <text:p>.5971</text:p>
          </table:table-cell>
          <table:table-cell table:style-name="ce2" office:value-type="string">
            <text:p>.5822</text:p>
          </table:table-cell>
          <table:table-cell office:value-type="string">
            <text:p>LOUVAIN</text:p>
          </table:table-cell>
          <table:table-cell table:number-columns-repeated="4"/>
          <table:table-cell office:value-type="string">
            <text:p>legal</text:p>
          </table:table-cell>
          <table:table-cell office:value-type="string">
            <text:p>.6136</text:p>
          </table:table-cell>
          <table:table-cell table:style-name="ce3" office:value-type="string">
            <text:p>.6272</text:p>
          </table:table-cell>
          <table:table-cell office:value-type="string">
            <text:p>.5982</text:p>
          </table:table-cell>
          <table:table-cell office:value-type="string">
            <text:p>.6042</text:p>
          </table:table-cell>
          <table:table-cell office:value-type="string">
            <text:p>.5942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6995</text:p>
          </table:table-cell>
          <table:table-cell office:value-type="string">
            <text:p>.6811</text:p>
          </table:table-cell>
          <table:table-cell office:value-type="string">
            <text:p>.6998</text:p>
          </table:table-cell>
          <table:table-cell table:style-name="ce4" office:value-type="string">
            <text:p>.7007</text:p>
          </table:table-cell>
          <table:table-cell table:style-name="ce2" office:value-type="string">
            <text:p>.6950</text:p>
          </table:table-cell>
          <table:table-cell office:value-type="string">
            <text:p>LOUVAIN</text:p>
          </table:table-cell>
          <table:table-cell table:number-columns-repeated="4"/>
          <table:table-cell office:value-type="string">
            <text:p>macro</text:p>
          </table:table-cell>
          <table:table-cell office:value-type="string">
            <text:p>.7087</text:p>
          </table:table-cell>
          <table:table-cell table:style-name="ce3" office:value-type="string">
            <text:p>.7147</text:p>
          </table:table-cell>
          <table:table-cell office:value-type="string">
            <text:p>.7008</text:p>
          </table:table-cell>
          <table:table-cell office:value-type="string">
            <text:p>.7057</text:p>
          </table:table-cell>
          <table:table-cell office:value-type="string">
            <text:p>.6998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2" office:value-type="string">
            <text:p>.8043</text:p>
          </table:table-cell>
          <table:table-cell office:value-type="string">
            <text:p>.8021</text:p>
          </table:table-cell>
          <table:table-cell office:value-type="string">
            <text:p>.8100</text:p>
          </table:table-cell>
          <table:table-cell table:style-name="ce2" office:value-type="string">
            <text:p>.8035</text:p>
          </table:table-cell>
          <table:table-cell table:style-name="ce3" office:value-type="string">
            <text:p>.8128</text:p>
          </table:table-cell>
          <table:table-cell office:value-type="string">
            <text:p>LOUVAIN – SMALL</text:p>
          </table:table-cell>
          <table:table-cell table:number-columns-repeated="4"/>
          <table:table-cell office:value-type="string">
            <text:p>factual</text:p>
          </table:table-cell>
          <table:table-cell office:value-type="string">
            <text:p>.8044</text:p>
          </table:table-cell>
          <table:table-cell office:value-type="string">
            <text:p>.7993</text:p>
          </table:table-cell>
          <table:table-cell office:value-type="string">
            <text:p>.8037</text:p>
          </table:table-cell>
          <table:table-cell office:value-type="string">
            <text:p>.8000</text:p>
          </table:table-cell>
          <table:table-cell table:style-name="ce3" office:value-type="string">
            <text:p>.8099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3" office:value-type="string">
            <text:p>.5970</text:p>
          </table:table-cell>
          <table:table-cell office:value-type="string">
            <text:p>.5856</text:p>
          </table:table-cell>
          <table:table-cell office:value-type="string">
            <text:p>.5693</text:p>
          </table:table-cell>
          <table:table-cell table:style-name="ce2" office:value-type="string">
            <text:p>.5845</text:p>
          </table:table-cell>
          <table:table-cell table:style-name="ce2" office:value-type="string">
            <text:p>.5872</text:p>
          </table:table-cell>
          <table:table-cell office:value-type="string">
            <text:p>LOUVAIN – SMALL</text:p>
          </table:table-cell>
          <table:table-cell table:number-columns-repeated="4"/>
          <table:table-cell office:value-type="string">
            <text:p>legal</text:p>
          </table:table-cell>
          <table:table-cell table:style-name="ce3" office:value-type="string">
            <text:p>.6182</text:p>
          </table:table-cell>
          <table:table-cell office:value-type="string">
            <text:p>.6102</text:p>
          </table:table-cell>
          <table:table-cell office:value-type="string">
            <text:p>.5882</text:p>
          </table:table-cell>
          <table:table-cell office:value-type="string">
            <text:p>.6002</text:p>
          </table:table-cell>
          <table:table-cell office:value-type="string">
            <text:p>.5825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3" office:value-type="string">
            <text:p>.7006</text:p>
          </table:table-cell>
          <table:table-cell office:value-type="string">
            <text:p>.6939</text:p>
          </table:table-cell>
          <table:table-cell office:value-type="string">
            <text:p>.6897</text:p>
          </table:table-cell>
          <table:table-cell table:style-name="ce2" office:value-type="string">
            <text:p>.6940</text:p>
          </table:table-cell>
          <table:table-cell table:style-name="ce1" office:value-type="string">
            <text:p>.7000</text:p>
          </table:table-cell>
          <table:table-cell office:value-type="string">
            <text:p>LOUVAIN – SMALL</text:p>
          </table:table-cell>
          <table:table-cell table:number-columns-repeated="4"/>
          <table:table-cell office:value-type="string">
            <text:p>macro</text:p>
          </table:table-cell>
          <table:table-cell table:style-name="ce3" office:value-type="string">
            <text:p>.7113</text:p>
          </table:table-cell>
          <table:table-cell office:value-type="string">
            <text:p>.7047</text:p>
          </table:table-cell>
          <table:table-cell office:value-type="string">
            <text:p>.6960</text:p>
          </table:table-cell>
          <table:table-cell office:value-type="string">
            <text:p>.7001</text:p>
          </table:table-cell>
          <table:table-cell office:value-type="string">
            <text:p>.6962</text:p>
          </table:table-cell>
          <table:table-cell office:value-type="string">
            <text:p>LOUVAIN – SMALL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7864</text:p>
          </table:table-cell>
          <table:table-cell office:value-type="string">
            <text:p>.7993</text:p>
          </table:table-cell>
          <table:table-cell office:value-type="string">
            <text:p>.7979</text:p>
          </table:table-cell>
          <table:table-cell table:style-name="ce3" office:value-type="string">
            <text:p>.8049</text:p>
          </table:table-cell>
          <table:table-cell office:value-type="string">
            <text:p>.7985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factual</text:p>
          </table:table-cell>
          <table:table-cell office:value-type="string">
            <text:p>.8022</text:p>
          </table:table-cell>
          <table:table-cell office:value-type="string">
            <text:p>.7996</text:p>
          </table:table-cell>
          <table:table-cell office:value-type="string">
            <text:p>.8044</text:p>
          </table:table-cell>
          <table:table-cell office:value-type="string">
            <text:p>.8026</text:p>
          </table:table-cell>
          <table:table-cell table:style-name="ce3" office:value-type="string">
            <text:p>.8062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5918</text:p>
          </table:table-cell>
          <table:table-cell office:value-type="string">
            <text:p>.5707</text:p>
          </table:table-cell>
          <table:table-cell office:value-type="string">
            <text:p>.5787</text:p>
          </table:table-cell>
          <table:table-cell office:value-type="string">
            <text:p>.5861</text:p>
          </table:table-cell>
          <table:table-cell table:style-name="ce4" office:value-type="string">
            <text:p>.5919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legal</text:p>
          </table:table-cell>
          <table:table-cell table:style-name="ce1" office:value-type="string">
            <text:p>.6193</text:p>
          </table:table-cell>
          <table:table-cell table:style-name="ce4" office:value-type="string">
            <text:p>.6299</text:p>
          </table:table-cell>
          <table:table-cell office:value-type="string">
            <text:p>.6207</text:p>
          </table:table-cell>
          <table:table-cell office:value-type="string">
            <text:p>.5911</text:p>
          </table:table-cell>
          <table:table-cell office:value-type="string">
            <text:p>.5838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6891</text:p>
          </table:table-cell>
          <table:table-cell office:value-type="string">
            <text:p>.6850</text:p>
          </table:table-cell>
          <table:table-cell office:value-type="string">
            <text:p>.6883</text:p>
          </table:table-cell>
          <table:table-cell table:style-name="ce3" office:value-type="string">
            <text:p>.6955</text:p>
          </table:table-cell>
          <table:table-cell office:value-type="string">
            <text:p>.6952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macro</text:p>
          </table:table-cell>
          <table:table-cell office:value-type="string">
            <text:p>.7108</text:p>
          </table:table-cell>
          <table:table-cell table:style-name="ce4" office:value-type="string">
            <text:p>.7148</text:p>
          </table:table-cell>
          <table:table-cell office:value-type="string">
            <text:p>.7126</text:p>
          </table:table-cell>
          <table:table-cell office:value-type="string">
            <text:p>.6968</text:p>
          </table:table-cell>
          <table:table-cell office:value-type="string">
            <text:p>.6950</text:p>
          </table:table-cell>
          <table:table-cell office:value-type="string">
            <text:p>LOUVAIN – WEIGHTE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6">26/01/2025</text:date>, <text:time>15.10.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27M57S</meta:editing-duration>
    <meta:editing-cycles>81</meta:editing-cycles>
    <meta:generator>OpenOffice/4.1.14$Win32 OpenOffice.org_project/4114m1$Build-9811</meta:generator>
    <dc:date>2025-01-26T15:10:02.71</dc:date>
    <meta:document-statistic meta:table-count="3" meta:cell-count="222" meta:object-count="0"/>
    <meta:user-defined meta:name="Info 1"/>
    <meta:user-defined meta:name="Info 2"/>
    <meta:user-defined meta:name="Info 3"/>
    <meta:user-defined meta:name="Info 4"/>
  </office:meta>
</office:document-meta>
</file>